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1" svg:font-family="Lato"/>
    <style:font-face style:name="LatoHairline1" svg:font-family="LatoHairline"/>
    <style:font-face style:name="Latoular1" svg:font-family="Latoular"/>
    <style:font-face style:name="RalewayExtraLightIdentityH1" svg:font-family="RalewayExtraLightIdentityH"/>
    <style:font-face style:name="RalewayMediumIdentityH1" svg:font-family="RalewayMediumIdentityH"/>
    <style:font-face style:name="DejaVu Sans1" svg:font-family="'DejaVu Sans'" style:font-pitch="variable"/>
    <style:font-face style:name="Lato" svg:font-family="Lato" style:font-pitch="variable"/>
    <style:font-face style:name="LatoHairline" svg:font-family="LatoHairline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alewayExtraLightIdentityH" svg:font-family="RalewayExtraLightIdentityH" style:font-pitch="variable"/>
    <style:font-face style:name="RalewayMediumIdentityH" svg:font-family="RalewayMedium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48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8.65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439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4cm" svg:stroke-color="#6a6a6a" draw:stroke-linejoin="miter" svg:stroke-linecap="butt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9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2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4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96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9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3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4.05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2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7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9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75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3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7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0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3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2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72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2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0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0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7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1.7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30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9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44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5.09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5.82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60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83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7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9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24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0.20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645cm" fo:min-width="13.79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40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40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2.38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1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0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24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08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95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1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12.5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1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8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6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332cm" fo:min-width="13.83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50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3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3.59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5.49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3.40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00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32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3.14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89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666666" style:font-name="RalewayExtraLightIdentityH1" fo:font-size="8pt" style:font-size-asian="8pt" style:font-name-complex="RalewayExtraLightIdentityH1" style:font-size-complex="8pt"/>
    </style:style>
    <style:style style:name="T2" style:family="text">
      <style:text-properties fo:color="#000000" style:font-name="LatoHairline1" fo:font-size="39.9000015258789pt" style:font-size-asian="39.9000015258789pt" style:font-name-complex="LatoHairline1" style:font-size-complex="39.9000015258789pt"/>
    </style:style>
    <style:style style:name="T3" style:family="text">
      <style:text-properties fo:color="#6a6a6a" style:font-name="RalewayMediumIdentityH1" fo:font-size="11pt" style:font-size-asian="11pt" style:font-name-complex="RalewayMediumIdentityH1" style:font-size-complex="11pt"/>
    </style:style>
    <style:style style:name="T4" style:family="text">
      <style:text-properties fo:color="#6a6a6a" style:font-name="Lato1" fo:font-size="16pt" style:font-size-asian="16pt" style:font-name-complex="Lato1" style:font-size-complex="16pt"/>
    </style:style>
    <style:style style:name="T5" style:family="text">
      <style:text-properties fo:color="#333333" style:font-name="Lato1" fo:font-size="12pt" fo:font-weight="bold" style:font-size-asian="12pt" style:font-name-complex="Lato1" style:font-size-complex="12pt" style:font-weight-complex="bold"/>
    </style:style>
    <style:style style:name="T6" style:family="text">
      <style:text-properties fo:color="#333333" style:font-name="RalewayMediumIdentityH1" fo:font-size="11pt" style:font-size-asian="11pt" style:font-name-complex="RalewayMediumIdentityH1" style:font-size-complex="11pt"/>
    </style:style>
    <style:style style:name="T7" style:family="text">
      <style:text-properties fo:color="#6a6a6a" style:font-name="RalewayMediumIdentityH1" fo:font-size="10pt" style:font-size-asian="10pt" style:font-name-complex="RalewayMediumIdentityH1" style:font-size-complex="10pt"/>
    </style:style>
    <style:style style:name="T8" style:family="text">
      <style:text-properties fo:color="#2b2b2b" style:font-name="Lato1" fo:font-size="10pt" style:font-size-asian="10pt" style:font-name-complex="Lato1" style:font-size-complex="10pt"/>
    </style:style>
    <style:style style:name="T9" style:family="text">
      <style:text-properties fo:color="#2b2b2b" style:font-name="Latoular1" fo:font-size="10pt" style:font-size-asian="10pt" style:font-name-complex="Latoular1" style:font-size-complex="10pt"/>
    </style:style>
    <style:style style:name="T10" style:family="text">
      <style:text-properties fo:color="#2b2b2b" style:font-name="Lato1" fo:font-size="7pt" style:font-size-asian="7pt" style:font-name-complex="Lato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49cm" svg:y1="-0.122cm" svg:x2="20.34cm" svg:y2="-0.122cm">
          <text:p/>
        </draw:line>
        <draw:frame draw:style-name="gr2" draw:text-style-name="P3" draw:layer="layout" svg:width="4.489cm" svg:height="0.331cm" svg:x="16.027cm" svg:y="0.444cm">
          <draw:text-box>
            <text:p text:style-name="P2"><text:span text:style-name="T1">Last Updated on 20th </text:span><text:span text:style-name="T1">July 2016</text:span></text:p>
          </draw:text-box>
        </draw:frame>
        <draw:frame draw:style-name="gr3" draw:text-style-name="P4" draw:layer="layout" svg:width="8.655cm" svg:height="1.695cm" svg:x="6.239cm" svg:y="0.375cm">
          <draw:text-box>
            <text:p text:style-name="P2"><text:span text:style-name="T2">Aksha</text:span><text:span text:style-name="T2">y </text:span><text:span text:style-name="T2">Kada</text:span><text:span text:style-name="T2">m</text:span></text:p>
          </draw:text-box>
        </draw:frame>
        <draw:frame draw:style-name="gr4" draw:text-style-name="P5" draw:layer="layout" svg:width="3.439cm" svg:height="0.454cm" svg:x="8.156cm" svg:y="2.178cm">
          <draw:text-box>
            <text:p text:style-name="P2"><text:span text:style-name="T3">akshaykadam.me</text:span></text:p>
          </draw:text-box>
        </draw:frame>
        <draw:line draw:style-name="gr5" draw:text-style-name="P1" draw:layer="layout" svg:x1="0cm" svg:y1="3.373cm" svg:x2="21.59cm" svg:y2="3.373cm">
          <text:p/>
        </draw:line>
        <draw:frame draw:style-name="gr6" draw:text-style-name="P5" draw:layer="layout" svg:width="9.946cm" svg:height="0.454cm" svg:x="6.192cm" svg:y="2.6cm">
          <draw:text-box>
            <text:p text:style-name="P2"><text:span text:style-name="T3">+91 </text:span><text:span text:style-name="T3">9869740300 | </text:span><text:span text:style-name="T3">akshaykadam0</text:span><text:span text:style-name="T3">904@gmail.co</text:span><text:span text:style-name="T3">m</text:span></text:p>
          </draw:text-box>
        </draw:frame>
        <draw:frame draw:style-name="gr7" draw:text-style-name="P6" draw:layer="layout" svg:width="3.257cm" svg:height="0.675cm" svg:x="1.25cm" svg:y="3.732cm">
          <draw:text-box>
            <text:p text:style-name="P2"><text:span text:style-name="T4">EDUCATIO</text:span><text:span text:style-name="T4">N</text:span></text:p>
          </draw:text-box>
        </draw:frame>
        <draw:frame draw:style-name="gr8" draw:text-style-name="P7" draw:layer="layout" svg:width="4.451cm" svg:height="0.509cm" svg:x="1.35cm" svg:y="8.368cm">
          <draw:text-box>
            <text:p text:style-name="P2"><text:span text:style-name="T5">I.E.S V.N.SULE </text:span><text:span text:style-name="T5">GURUJI</text:span></text:p>
          </draw:text-box>
        </draw:frame>
        <draw:frame draw:style-name="gr9" draw:text-style-name="P8" draw:layer="layout" svg:width="2.95cm" svg:height="0.454cm" svg:x="1.35cm" svg:y="8.982cm">
          <draw:text-box>
            <text:p text:style-name="P2"><text:span text:style-name="T6">HIGH SCHOOL</text:span></text:p>
          </draw:text-box>
        </draw:frame>
        <draw:frame draw:style-name="gr10" draw:text-style-name="P9" draw:layer="layout" svg:width="4.963cm" svg:height="0.412cm" svg:x="1.35cm" svg:y="9.436cm">
          <draw:text-box>
            <text:p text:style-name="P2"><text:span text:style-name="T7">1999-2011 | Dadar, </text:span><text:span text:style-name="T7">Mumbai</text:span></text:p>
          </draw:text-box>
        </draw:frame>
        <draw:frame draw:style-name="gr8" draw:text-style-name="P7" draw:layer="layout" svg:width="4.451cm" svg:height="0.509cm" svg:x="1.25cm" svg:y="4.349cm">
          <draw:text-box>
            <text:p text:style-name="P2"><text:span text:style-name="T5">WATUMULL COLLEGE</text:span></text:p>
          </draw:text-box>
        </draw:frame>
        <draw:frame draw:style-name="gr11" draw:text-style-name="P5" draw:layer="layout" svg:width="5.146cm" svg:height="0.454cm" svg:x="1.25cm" svg:y="4.863cm">
          <draw:text-box>
            <text:p text:style-name="P2"><text:span text:style-name="T6">B.E IN </text:span><text:span text:style-name="T6">COMPUTER </text:span><text:span text:style-name="T6">ENGG.</text:span></text:p>
          </draw:text-box>
        </draw:frame>
        <draw:frame draw:style-name="gr12" draw:text-style-name="P9" draw:layer="layout" svg:width="5.192cm" svg:height="0.412cm" svg:x="1.25cm" svg:y="5.318cm">
          <draw:text-box>
            <text:p text:style-name="P2"><text:span text:style-name="T7">2013-Present </text:span><text:span text:style-name="T7">| Worli, </text:span><text:span text:style-name="T7">Mumbai</text:span></text:p>
          </draw:text-box>
        </draw:frame>
        <draw:frame draw:style-name="gr13" draw:text-style-name="P9" draw:layer="layout" svg:width="3.448cm" svg:height="0.424cm" svg:x="1.25cm" svg:y="5.719cm">
          <draw:text-box>
            <text:p text:style-name="P2"><text:span text:style-name="T8">College of </text:span><text:span text:style-name="T8">Engineering</text:span></text:p>
          </draw:text-box>
        </draw:frame>
        <draw:frame draw:style-name="gr14" draw:text-style-name="P10" draw:layer="layout" svg:width="2.088cm" svg:height="0.412cm" svg:x="1.3cm" svg:y="6.188cm">
          <draw:text-box>
            <text:p text:style-name="P2"><text:span text:style-name="T7">Sem1: 7.93</text:span></text:p>
          </draw:text-box>
        </draw:frame>
        <draw:frame draw:style-name="gr15" draw:text-style-name="P11" draw:layer="layout" svg:width="3.2cm" svg:height="0.509cm" svg:x="1.3cm" svg:y="7.391cm">
          <draw:text-box>
            <text:p text:style-name="P2"><text:span text:style-name="T5">M.D. </text:span><text:span text:style-name="T5">COLL</text:span><text:span text:style-name="T5">EGE</text:span></text:p>
          </draw:text-box>
        </draw:frame>
        <draw:frame draw:style-name="gr16" draw:text-style-name="P9" draw:layer="layout" svg:width="0.967cm" svg:height="0.412cm" svg:x="1.35cm" svg:y="7.93cm">
          <draw:text-box>
            <text:p text:style-name="P2"><text:span text:style-name="T7">HSC</text:span></text:p>
          </draw:text-box>
        </draw:frame>
        <draw:frame draw:style-name="gr17" draw:text-style-name="P9" draw:layer="layout" svg:width="4.337cm" svg:height="0.412cm" svg:x="2.232cm" svg:y="7.93cm">
          <draw:text-box>
            <text:p text:style-name="P2"><text:span text:style-name="T7">2013| Parel, Mumbai</text:span></text:p>
          </draw:text-box>
        </draw:frame>
        <draw:frame draw:style-name="gr18" draw:text-style-name="P6" draw:layer="layout" svg:width="4.053cm" svg:height="0.675cm" svg:x="1.25cm" svg:y="10.125cm">
          <draw:text-box>
            <text:p text:style-name="P2"><text:span text:style-name="T4">PROJECT </text:span><text:span text:style-name="T4">LINKS</text:span></text:p>
          </draw:text-box>
        </draw:frame>
        <draw:frame draw:style-name="gr19" draw:text-style-name="P10" draw:layer="layout" svg:width="1.721cm" svg:height="0.424cm" svg:x="1.35cm" svg:y="10.88cm">
          <draw:text-box>
            <text:p text:style-name="P2"><text:span text:style-name="T8">Codepen://</text:span></text:p>
          </draw:text-box>
        </draw:frame>
        <draw:frame draw:style-name="gr20" draw:text-style-name="P9" draw:layer="layout" svg:width="2.775cm" svg:height="0.412cm" svg:x="3.092cm" svg:y="10.901cm">
          <draw:text-box>
            <text:p text:style-name="P2"><text:span text:style-name="T9">d</text:span><text:span text:style-name="T9">e</text:span><text:span text:style-name="T9">a</text:span><text:span text:style-name="T9">d</text:span><text:span text:style-name="T9">c</text:span><text:span text:style-name="T9">o</text:span><text:span text:style-name="T9">d</text:span><text:span text:style-name="T9">e</text:span><text:span text:style-name="T9">r</text:span><text:span text:style-name="T9">0</text:span><text:span text:style-name="T9">9</text:span><text:span text:style-name="T9">0</text:span><text:span text:style-name="T9">4</text:span></text:p>
          </draw:text-box>
        </draw:frame>
        <draw:frame draw:style-name="gr21" draw:text-style-name="P6" draw:layer="layout" svg:width="3.964cm" svg:height="0.675cm" svg:x="1.25cm" svg:y="11.925cm">
          <draw:text-box>
            <text:p text:style-name="P2"><text:span text:style-name="T4">CO</text:span><text:span text:style-name="T4">UR</text:span><text:span text:style-name="T4">SE</text:span><text:span text:style-name="T4">W</text:span><text:span text:style-name="T4">OR</text:span><text:span text:style-name="T4">K</text:span></text:p>
          </draw:text-box>
        </draw:frame>
        <draw:frame draw:style-name="gr22" draw:text-style-name="P7" draw:layer="layout" svg:width="3.757cm" svg:height="0.509cm" svg:x="1.25cm" svg:y="12.66cm">
          <draw:text-box>
            <text:p text:style-name="P2"><text:span text:style-name="T5">CO</text:span><text:span text:style-name="T5">MP</text:span><text:span text:style-name="T5">UTE</text:span><text:span text:style-name="T5">R </text:span><text:span text:style-name="T5">ENG</text:span><text:span text:style-name="T5">G.</text:span></text:p>
          </draw:text-box>
        </draw:frame>
        <draw:frame draw:style-name="gr23" draw:text-style-name="P9" draw:layer="layout" svg:width="4.328cm" svg:height="0.847cm" svg:x="1.25cm" svg:y="13.151cm">
          <draw:text-box>
            <text:p text:style-name="P2"><text:span text:style-name="T8">Syste</text:span><text:span text:style-name="T8">m </text:span><text:span text:style-name="T8">Progr</text:span><text:span text:style-name="T8">ammi</text:span><text:span text:style-name="T8">ng &amp;</text:span></text:p>
            <text:p text:style-name="P2"><text:span text:style-name="T8">Comp</text:span><text:span text:style-name="T8">iler </text:span><text:span text:style-name="T8">Const</text:span><text:span text:style-name="T8">ructio</text:span><text:span text:style-name="T8">n</text:span></text:p>
          </draw:text-box>
        </draw:frame>
        <draw:frame draw:style-name="gr24" draw:text-style-name="P9" draw:layer="layout" svg:width="4.688cm" svg:height="0.424cm" svg:x="1.25cm" svg:y="13.994cm">
          <draw:text-box>
            <text:p text:style-name="P2"><text:span text:style-name="T8">Softw</text:span><text:span text:style-name="T8">are </text:span><text:span text:style-name="T8">Engin</text:span><text:span text:style-name="T8">eerin</text:span><text:span text:style-name="T8">g</text:span></text:p>
          </draw:text-box>
        </draw:frame>
        <draw:frame draw:style-name="gr25" draw:text-style-name="P9" draw:layer="layout" svg:width="3.473cm" svg:height="0.424cm" svg:x="1.25cm" svg:y="14.416cm">
          <draw:text-box>
            <text:p text:style-name="P2"><text:span text:style-name="T8">Comp</text:span><text:span text:style-name="T8">uter </text:span><text:span text:style-name="T8">Netw</text:span><text:span text:style-name="T8">orks</text:span></text:p>
          </draw:text-box>
        </draw:frame>
        <draw:frame draw:style-name="gr26" draw:text-style-name="P9" draw:layer="layout" svg:width="3.406cm" svg:height="0.424cm" svg:x="1.25cm" svg:y="14.838cm">
          <draw:text-box>
            <text:p text:style-name="P2"><text:span text:style-name="T8">Analy</text:span><text:span text:style-name="T8">sis of </text:span><text:span text:style-name="T8">Algori</text:span><text:span text:style-name="T8">thms</text:span></text:p>
          </draw:text-box>
        </draw:frame>
        <draw:frame draw:style-name="gr27" draw:text-style-name="P9" draw:layer="layout" svg:width="4.032cm" svg:height="0.424cm" svg:x="1.25cm" svg:y="15.26cm">
          <draw:text-box>
            <text:p text:style-name="P2"><text:span text:style-name="T8">Data </text:span><text:span text:style-name="T8">Struct</text:span><text:span text:style-name="T8">ures</text:span></text:p>
          </draw:text-box>
        </draw:frame>
        <draw:frame draw:style-name="gr28" draw:text-style-name="P9" draw:layer="layout" svg:width="4.811cm" svg:height="0.424cm" svg:x="1.25cm" svg:y="15.682cm">
          <draw:text-box>
            <text:p text:style-name="P2"><text:span text:style-name="T8">Comp</text:span><text:span text:style-name="T8">uter </text:span><text:span text:style-name="T8">Graph</text:span><text:span text:style-name="T8">ics</text:span></text:p>
          </draw:text-box>
        </draw:frame>
        <draw:frame draw:style-name="gr29" draw:text-style-name="P9" draw:layer="layout" svg:width="4.629cm" svg:height="0.424cm" svg:x="1.25cm" svg:y="16.103cm">
          <draw:text-box>
            <text:p text:style-name="P2"><text:span text:style-name="T8">Objec</text:span><text:span text:style-name="T8">t </text:span><text:span text:style-name="T8">Orien</text:span><text:span text:style-name="T8">ted </text:span><text:span text:style-name="T8">Progr</text:span><text:span text:style-name="T8">ammi</text:span><text:span text:style-name="T8">ng</text:span></text:p>
          </draw:text-box>
        </draw:frame>
        <draw:frame draw:style-name="gr30" draw:text-style-name="P7" draw:layer="layout" svg:width="3.727cm" svg:height="0.509cm" svg:x="1.25cm" svg:y="16.937cm">
          <draw:text-box>
            <text:p text:style-name="P2"><text:span text:style-name="T5">H.S.</text:span><text:span text:style-name="T5">C</text:span></text:p>
          </draw:text-box>
        </draw:frame>
        <draw:frame draw:style-name="gr31" draw:text-style-name="P9" draw:layer="layout" svg:width="3.228cm" svg:height="0.424cm" svg:x="1.25cm" svg:y="17.528cm">
          <draw:text-box>
            <text:p text:style-name="P2"><text:span text:style-name="T8">Comp</text:span><text:span text:style-name="T8">uter </text:span><text:span text:style-name="T8">Hard</text:span><text:span text:style-name="T8">ware</text:span></text:p>
          </draw:text-box>
        </draw:frame>
        <draw:frame draw:style-name="gr32" draw:text-style-name="P9" draw:layer="layout" svg:width="3.003cm" svg:height="0.424cm" svg:x="1.25cm" svg:y="17.95cm">
          <draw:text-box>
            <text:p text:style-name="P2"><text:span text:style-name="T8">Comp</text:span><text:span text:style-name="T8">uter </text:span><text:span text:style-name="T8">Softw</text:span><text:span text:style-name="T8">are</text:span></text:p>
          </draw:text-box>
        </draw:frame>
        <draw:frame draw:style-name="gr33" draw:text-style-name="P9" draw:layer="layout" svg:width="5.069cm" svg:height="0.424cm" svg:x="1.25cm" svg:y="18.371cm">
          <draw:text-box>
            <text:p text:style-name="P2"><text:span text:style-name="T8">Micro</text:span><text:span text:style-name="T8">proce</text:span><text:span text:style-name="T8">ssor</text:span></text:p>
          </draw:text-box>
        </draw:frame>
        <draw:frame draw:style-name="gr34" draw:text-style-name="P9" draw:layer="layout" svg:width="3.74cm" svg:height="0.424cm" svg:x="1.25cm" svg:y="18.793cm">
          <draw:text-box>
            <text:p text:style-name="P2"><text:span text:style-name="T8">Physic</text:span><text:span text:style-name="T8">s</text:span></text:p>
          </draw:text-box>
        </draw:frame>
        <draw:frame draw:style-name="gr35" draw:text-style-name="P9" draw:layer="layout" svg:width="4.904cm" svg:height="0.424cm" svg:x="1.25cm" svg:y="19.215cm">
          <draw:text-box>
            <text:p text:style-name="P2"><text:span text:style-name="T8">Chem</text:span><text:span text:style-name="T8">istry</text:span></text:p>
          </draw:text-box>
        </draw:frame>
        <draw:frame draw:style-name="gr36" draw:text-style-name="P9" draw:layer="layout" svg:width="3.672cm" svg:height="0.424cm" svg:x="1.25cm" svg:y="19.658cm">
          <draw:text-box>
            <text:p text:style-name="P2"><text:span text:style-name="T8">Math</text:span><text:span text:style-name="T8">emati</text:span><text:span text:style-name="T8">cs</text:span></text:p>
          </draw:text-box>
        </draw:frame>
        <draw:frame draw:style-name="gr37" draw:text-style-name="P6" draw:layer="layout" svg:width="1.717cm" svg:height="0.675cm" svg:x="1.25cm" svg:y="20.094cm">
          <draw:text-box>
            <text:p text:style-name="P2"><text:span text:style-name="T4">SKI</text:span><text:span text:style-name="T4">LLS</text:span></text:p>
          </draw:text-box>
        </draw:frame>
        <draw:frame draw:style-name="gr38" draw:text-style-name="P7" draw:layer="layout" svg:width="3.308cm" svg:height="0.509cm" svg:x="1.25cm" svg:y="20.729cm">
          <draw:text-box>
            <text:p text:style-name="P2"><text:span text:style-name="T5">PRO</text:span><text:span text:style-name="T5">GRA</text:span><text:span text:style-name="T5">MM</text:span><text:span text:style-name="T5">ING</text:span></text:p>
          </draw:text-box>
        </draw:frame>
        <draw:frame draw:style-name="gr39" draw:text-style-name="P9" draw:layer="layout" svg:width="2.898cm" svg:height="0.412cm" svg:x="1.25cm" svg:y="21.241cm">
          <draw:text-box>
            <text:p text:style-name="P2"><text:span text:style-name="T7">Expe</text:span><text:span text:style-name="T7">rt:</text:span></text:p>
          </draw:text-box>
        </draw:frame>
        <draw:frame draw:style-name="gr40" draw:text-style-name="P9" draw:layer="layout" svg:width="5.154cm" svg:height="0.424cm" svg:x="1.25cm" svg:y="21.642cm">
          <draw:text-box>
            <text:p text:style-name="P2"><text:span text:style-name="T8">Javasc</text:span><text:span text:style-name="T8">ript • </text:span><text:span text:style-name="T8">React </text:span><text:span text:style-name="T8">JS • </text:span><text:span text:style-name="T8">Node </text:span><text:span text:style-name="T8">JS</text:span></text:p>
          </draw:text-box>
        </draw:frame>
        <draw:frame draw:style-name="gr41" draw:text-style-name="P9" draw:layer="layout" svg:width="4.447cm" svg:height="0.424cm" svg:x="1.25cm" svg:y="22.064cm">
          <draw:text-box>
            <text:p text:style-name="P2"><text:span text:style-name="T8">Mong</text:span><text:span text:style-name="T8">oDB </text:span><text:span text:style-name="T8">• </text:span><text:span text:style-name="T8">mySQ</text:span><text:span text:style-name="T8">L • </text:span><text:span text:style-name="T8">Oracl</text:span><text:span text:style-name="T8">e</text:span></text:p>
          </draw:text-box>
        </draw:frame>
        <draw:frame draw:style-name="gr39" draw:text-style-name="P9" draw:layer="layout" svg:width="2.898cm" svg:height="0.412cm" svg:x="1.25cm" svg:y="23.006cm">
          <draw:text-box>
            <text:p text:style-name="P2"><text:span text:style-name="T7">Profi</text:span><text:span text:style-name="T7">cient</text:span><text:span text:style-name="T7">:</text:span></text:p>
          </draw:text-box>
        </draw:frame>
        <draw:frame draw:style-name="gr40" draw:text-style-name="P9" draw:layer="layout" svg:width="5.154cm" svg:height="0.424cm" svg:x="1.25cm" svg:y="23.407cm">
          <draw:text-box>
            <text:p text:style-name="P2"><text:span text:style-name="T8">C • </text:span><text:span text:style-name="T8">Java • </text:span><text:span text:style-name="T8">CSS • </text:span><text:span text:style-name="T8">PHP </text:span><text:span text:style-name="T8">• </text:span><text:span text:style-name="T8">jQuer</text:span><text:span text:style-name="T8">y</text:span></text:p>
          </draw:text-box>
        </draw:frame>
        <draw:frame draw:style-name="gr42" draw:text-style-name="P9" draw:layer="layout" svg:width="2.39cm" svg:height="0.412cm" svg:x="1.25cm" svg:y="23.85cm">
          <draw:text-box>
            <text:p text:style-name="P2"><text:span text:style-name="T7">Inter</text:span><text:span text:style-name="T7">medi</text:span><text:span text:style-name="T7">ate:</text:span></text:p>
          </draw:text-box>
        </draw:frame>
        <draw:frame draw:style-name="gr43" draw:text-style-name="P9" draw:layer="layout" svg:width="5.095cm" svg:height="0.847cm" svg:x="1.25cm" svg:y="24.351cm">
          <draw:text-box>
            <text:p text:style-name="P2"><text:span text:style-name="T8">Angul</text:span><text:span text:style-name="T8">ar 1.0 </text:span><text:span text:style-name="T8">• </text:span><text:span text:style-name="T8">Boots</text:span><text:span text:style-name="T8">trap • </text:span><text:span text:style-name="T8">Redux </text:span></text:p>
            <text:p text:style-name="P2"><text:span text:style-name="T8">Andro</text:span><text:span text:style-name="T8">id • </text:span><text:span text:style-name="T8">SQLit</text:span><text:span text:style-name="T8">e • </text:span><text:span text:style-name="T8">SASS</text:span><text:span text:style-name="T8">/SCS</text:span><text:span text:style-name="T8">S</text:span></text:p>
          </draw:text-box>
        </draw:frame>
        <draw:frame draw:style-name="gr44" draw:text-style-name="P6" draw:layer="layout" svg:width="5.823cm" svg:height="0.675cm" svg:x="7.673cm" svg:y="3.732cm">
          <draw:text-box>
            <text:p text:style-name="P2"><text:span text:style-name="T4">PROJECT EXPERIENCE</text:span></text:p>
          </draw:text-box>
        </draw:frame>
        <draw:frame draw:style-name="gr45" draw:text-style-name="P7" draw:layer="layout" svg:width="6.606cm" svg:height="0.509cm" svg:x="7.673cm" svg:y="4.468cm">
          <draw:text-box>
            <text:p text:style-name="P2"><text:span text:style-name="T5">REACT MARKDOWN </text:span><text:span text:style-name="T5">PREVIEWER</text:span></text:p>
          </draw:text-box>
        </draw:frame>
        <draw:frame draw:style-name="gr46" draw:text-style-name="P10" draw:layer="layout" svg:width="13.837cm" svg:height="0.823cm" svg:x="7.673cm" svg:y="4.979cm">
          <draw:text-box>
            <text:p text:style-name="P2"><text:span text:style-name="T7">It shows </text:span><text:span text:style-name="T7">realtime </text:span><text:span text:style-name="T7">Markdown </text:span><text:span text:style-name="T7">Preview using </text:span><text:span text:style-name="T7">React JS. A </text:span><text:span text:style-name="T7">simple project </text:span><text:span text:style-name="T7">that </text:span></text:p>
            <text:p text:style-name="P2"><text:span text:style-name="T7">implements the </text:span><text:span text:style-name="T7">basic usage of </text:span><text:span text:style-name="T7">React JS.</text:span></text:p>
          </draw:text-box>
        </draw:frame>
        <draw:frame draw:style-name="gr47" draw:text-style-name="P7" draw:layer="layout" svg:width="2.44cm" svg:height="0.509cm" svg:x="7.673cm" svg:y="5.827cm">
          <draw:text-box>
            <text:p text:style-name="P2"><text:span text:style-name="T5">TIC TAC </text:span><text:span text:style-name="T5">TOE</text:span></text:p>
          </draw:text-box>
        </draw:frame>
        <draw:frame draw:style-name="gr48" draw:text-style-name="P10" draw:layer="layout" svg:width="13.748cm" svg:height="0.823cm" svg:x="7.673cm" svg:y="6.339cm">
          <draw:text-box>
            <text:p text:style-name="P2"><text:span text:style-name="T7">A full fledged ‘X’ n </text:span><text:span text:style-name="T7">‘O’ game for the </text:span><text:span text:style-name="T7">web using HTML5, </text:span><text:span text:style-name="T7">SASS &amp; jQUERY. </text:span></text:p>
            <text:p text:style-name="P2"><text:span text:style-name="T7">few other games </text:span><text:span text:style-name="T7">are on Codepen. </text:span></text:p>
          </draw:text-box>
        </draw:frame>
        <draw:frame draw:style-name="gr49" draw:text-style-name="P7" draw:layer="layout" svg:width="2.47cm" svg:height="0.509cm" svg:x="7.673cm" svg:y="7.215cm">
          <draw:text-box>
            <text:p text:style-name="P2"><text:span text:style-name="T5">CHATROOM</text:span></text:p>
          </draw:text-box>
        </draw:frame>
        <draw:frame draw:style-name="gr50" draw:text-style-name="P9" draw:layer="layout" svg:width="13.909cm" svg:height="1.234cm" svg:x="7.673cm" svg:y="7.827cm">
          <draw:text-box>
            <text:p text:style-name="P2"><text:span text:style-name="T7">Uses Node JS </text:span><text:span text:style-name="T7">with Socket.io to </text:span><text:span text:style-name="T7">communicate in </text:span><text:span text:style-name="T7">realtime without </text:span></text:p>
            <text:p text:style-name="P2"><text:span text:style-name="T7">having to refresh </text:span><text:span text:style-name="T7">the browser. End </text:span><text:span text:style-name="T7">users can talk to </text:span><text:span text:style-name="T7">each other if they </text:span><text:span text:style-name="T7">are in </text:span></text:p>
            <text:p text:style-name="P2"><text:span text:style-name="T7">the same </text:span><text:span text:style-name="T7">chatroom in real </text:span><text:span text:style-name="T7">time. <text:s/></text:span></text:p>
          </draw:text-box>
        </draw:frame>
        <draw:frame draw:style-name="gr51" draw:text-style-name="P7" draw:layer="layout" svg:width="6.242cm" svg:height="0.509cm" svg:x="7.673cm" svg:y="9.237cm">
          <draw:text-box>
            <text:p text:style-name="P2"><text:span text:style-name="T5">SOCIAL </text:span><text:span text:style-name="T5">NETWORKING </text:span><text:span text:style-name="T5">SITE</text:span></text:p>
          </draw:text-box>
        </draw:frame>
        <draw:frame draw:style-name="gr52" draw:text-style-name="P7" draw:layer="layout" svg:width="10.204cm" svg:height="0.509cm" svg:x="7.673cm" svg:y="11.256cm">
          <draw:text-box>
            <text:p text:style-name="P2"><text:span text:style-name="T5">REACT REUSABLE </text:span><text:span text:style-name="T5">BOOTSTRAP </text:span><text:span text:style-name="T5">NAVBAR &amp; </text:span><text:span text:style-name="T5">SIDEBAR</text:span></text:p>
          </draw:text-box>
        </draw:frame>
        <draw:frame draw:style-name="gr53" draw:text-style-name="P10" draw:layer="layout" svg:width="13.798cm" svg:height="1.645cm" svg:x="7.673cm" svg:y="11.768cm">
          <draw:text-box>
            <text:p text:style-name="P2"><text:span text:style-name="T7">Reusable component </text:span><text:span text:style-name="T7">made using React. As </text:span><text:span text:style-name="T7">navbar &amp; sidebar are </text:span></text:p>
            <text:p text:style-name="P2"><text:span text:style-name="T7">needed in almost </text:span><text:span text:style-name="T7">every single web </text:span><text:span text:style-name="T7">project, I have made </text:span><text:span text:style-name="T7">it reusable such that </text:span></text:p>
            <text:p text:style-name="P2"><text:span text:style-name="T7">anyone can include </text:span><text:span text:style-name="T7">the component &amp; pass </text:span><text:span text:style-name="T7">the navbar or sidebar </text:span><text:span text:style-name="T7">items with </text:span></text:p>
            <text:p text:style-name="P2"><text:span text:style-name="T7">their particular </text:span><text:span text:style-name="T7">background &amp; border </text:span><text:span text:style-name="T7">colors.</text:span></text:p>
          </draw:text-box>
        </draw:frame>
        <draw:frame draw:style-name="gr54" draw:text-style-name="P7" draw:layer="layout" svg:width="5.408cm" svg:height="0.509cm" svg:x="7.673cm" svg:y="13.481cm">
          <draw:text-box>
            <text:p text:style-name="P2"><text:span text:style-name="T5">UN</text:span><text:span text:style-name="T5">OFF</text:span><text:span text:style-name="T5">ICIA</text:span><text:span text:style-name="T5">L </text:span><text:span text:style-name="T5">COL</text:span><text:span text:style-name="T5">LEG</text:span><text:span text:style-name="T5">E </text:span><text:span text:style-name="T5">SITE</text:span></text:p>
          </draw:text-box>
        </draw:frame>
        <draw:frame draw:style-name="gr55" draw:text-style-name="P9" draw:layer="layout" svg:width="13.405cm" svg:height="1.234cm" svg:x="7.673cm" svg:y="13.993cm">
          <draw:text-box>
            <text:p text:style-name="P2"><text:span text:style-name="T7">A </text:span><text:span text:style-name="T7">simp</text:span><text:span text:style-name="T7">le </text:span><text:span text:style-name="T7">colle</text:span><text:span text:style-name="T7">ge </text:span><text:span text:style-name="T7">site </text:span><text:span text:style-name="T7">mad</text:span><text:span text:style-name="T7">e for </text:span><text:span text:style-name="T7">stud</text:span><text:span text:style-name="T7">ents </text:span><text:span text:style-name="T7">to </text:span><text:span text:style-name="T7">uplo</text:span><text:span text:style-name="T7">ad </text:span><text:span text:style-name="T7">expe</text:span><text:span text:style-name="T7">rime</text:span><text:span text:style-name="T7">nts </text:span><text:span text:style-name="T7">to </text:span><text:span text:style-name="T7">the </text:span><text:span text:style-name="T7">MEG</text:span><text:span text:style-name="T7">A</text:span></text:p>
            <text:p text:style-name="P2"><text:span text:style-name="T7">Clou</text:span><text:span text:style-name="T7">d via </text:span><text:span text:style-name="T7">usin</text:span><text:span text:style-name="T7">g </text:span><text:span text:style-name="T7">MEG</text:span><text:span text:style-name="T7">A </text:span><text:span text:style-name="T7">API. </text:span><text:span text:style-name="T7">This </text:span><text:span text:style-name="T7">site </text:span><text:span text:style-name="T7">was </text:span><text:span text:style-name="T7">mad</text:span><text:span text:style-name="T7">e </text:span><text:span text:style-name="T7">usin</text:span><text:span text:style-name="T7">g </text:span><text:span text:style-name="T7">ANG</text:span><text:span text:style-name="T7">ULA</text:span><text:span text:style-name="T7">R JS </text:span><text:span text:style-name="T7">1.0 &amp; </text:span><text:span text:style-name="T7">uses</text:span></text:p>
            <text:p text:style-name="P2"><text:span text:style-name="T7">Mon</text:span><text:span text:style-name="T7">goLA</text:span><text:span text:style-name="T7">B to </text:span><text:span text:style-name="T7">store </text:span><text:span text:style-name="T7">data</text:span><text:span text:style-name="T7">base </text:span><text:span text:style-name="T7">valu</text:span><text:span text:style-name="T7">es &amp; </text:span><text:span text:style-name="T7">Open</text:span><text:span text:style-name="T7">shift </text:span><text:span text:style-name="T7">for </text:span><text:span text:style-name="T7">hosti</text:span><text:span text:style-name="T7">ng.</text:span></text:p>
          </draw:text-box>
        </draw:frame>
        <draw:frame draw:style-name="gr56" draw:text-style-name="P6" draw:layer="layout" svg:width="2.381cm" svg:height="0.675cm" svg:x="7.673cm" svg:y="22.233cm">
          <draw:text-box>
            <text:p text:style-name="P2"><text:span text:style-name="T4">AW</text:span><text:span text:style-name="T4">AR</text:span><text:span text:style-name="T4">DS</text:span></text:p>
          </draw:text-box>
        </draw:frame>
        <draw:frame draw:style-name="gr57" draw:text-style-name="P9" draw:layer="layout" svg:width="0.815cm" svg:height="0.424cm" svg:x="7.884cm" svg:y="23.024cm">
          <draw:text-box>
            <text:p text:style-name="P2"><text:span text:style-name="T8">2015</text:span></text:p>
          </draw:text-box>
        </draw:frame>
        <draw:frame draw:style-name="gr58" draw:text-style-name="P9" draw:layer="layout" svg:width="2.03cm" svg:height="0.424cm" svg:x="9.121cm" svg:y="23.024cm">
          <draw:text-box>
            <text:p text:style-name="P2"><text:span text:style-name="T8">Finali</text:span><text:span text:style-name="T8">st</text:span></text:p>
          </draw:text-box>
        </draw:frame>
        <draw:frame draw:style-name="gr59" draw:text-style-name="P9" draw:layer="layout" svg:width="3.905cm" svg:height="0.424cm" svg:x="11.462cm" svg:y="23.024cm">
          <draw:text-box>
            <text:p text:style-name="P2"><text:span text:style-name="T8">SEED </text:span><text:span text:style-name="T8">IT </text:span><text:span text:style-name="T8">IDOL, </text:span><text:span text:style-name="T8">Mum</text:span><text:span text:style-name="T8">bai</text:span></text:p>
          </draw:text-box>
        </draw:frame>
        <draw:frame draw:style-name="gr57" draw:text-style-name="P9" draw:layer="layout" svg:width="0.815cm" svg:height="0.424cm" svg:x="7.884cm" svg:y="23.446cm">
          <draw:text-box>
            <text:p text:style-name="P2"><text:span text:style-name="T8">2015</text:span></text:p>
          </draw:text-box>
        </draw:frame>
        <draw:frame draw:style-name="gr60" draw:text-style-name="P9" draw:layer="layout" svg:width="0.35cm" svg:height="0.424cm" svg:x="9.121cm" svg:y="23.446cm">
          <draw:text-box>
            <text:p text:style-name="P2"><text:span text:style-name="T8">1</text:span></text:p>
          </draw:text-box>
        </draw:frame>
        <draw:frame draw:style-name="gr61" draw:text-style-name="P12" draw:layer="layout" svg:width="0.245cm" svg:height="0.293cm" svg:x="9.425cm" svg:y="23.422cm">
          <draw:text-box>
            <text:p text:style-name="P2"><text:span text:style-name="T10">st</text:span></text:p>
          </draw:text-box>
        </draw:frame>
        <draw:frame draw:style-name="gr62" draw:text-style-name="P9" draw:layer="layout" svg:width="6.081cm" svg:height="0.424cm" svg:x="11.462cm" svg:y="23.446cm">
          <draw:text-box>
            <text:p text:style-name="P2"><text:span text:style-name="T8">Blind </text:span><text:span text:style-name="T8">Codin</text:span><text:span text:style-name="T8">g </text:span><text:span text:style-name="T8">Comp</text:span><text:span text:style-name="T8">etitio</text:span><text:span text:style-name="T8">n, </text:span><text:span text:style-name="T8">Intra </text:span><text:span text:style-name="T8">Colleg</text:span><text:span text:style-name="T8">e</text:span></text:p>
          </draw:text-box>
        </draw:frame>
        <draw:frame draw:style-name="gr63" draw:text-style-name="P13" draw:layer="layout" svg:width="3.956cm" svg:height="0.675cm" svg:x="7.673cm" svg:y="23.981cm">
          <draw:text-box>
            <text:p text:style-name="P2"><text:span text:style-name="T4">CE</text:span><text:span text:style-name="T4">RTI</text:span><text:span text:style-name="T4">FIC</text:span><text:span text:style-name="T4">AT</text:span><text:span text:style-name="T4">ES</text:span></text:p>
          </draw:text-box>
        </draw:frame>
        <draw:frame draw:style-name="gr64" draw:text-style-name="P10" draw:layer="layout" svg:width="0.417cm" svg:height="0.424cm" svg:x="7.673cm" svg:y="24.73cm">
          <draw:text-box>
            <text:p text:style-name="P2"><text:span text:style-name="T8">[1]</text:span></text:p>
          </draw:text-box>
        </draw:frame>
        <draw:frame draw:style-name="gr65" draw:text-style-name="P10" draw:layer="layout" svg:width="12.52cm" svg:height="0.847cm" svg:x="8.263cm" svg:y="24.752cm">
          <draw:text-box>
            <text:p text:style-name="P2"><text:span text:style-name="T8">Front-</text:span><text:span text:style-name="T8">End </text:span><text:span text:style-name="T8">Devel</text:span><text:span text:style-name="T8">opme</text:span><text:span text:style-name="T8">nt </text:span><text:span text:style-name="T8">Certi</text:span><text:span text:style-name="T8">ficate </text:span><text:span text:style-name="T8">from </text:span><text:span text:style-name="T8">FreeC</text:span><text:span text:style-name="T8">odeC</text:span><text:span text:style-name="T8">amp( </text:span><text:span text:style-name="T8">an </text:span><text:span text:style-name="T8">online </text:span><text:span text:style-name="T8">servic</text:span><text:span text:style-name="T8">e </text:span><text:span text:style-name="T8">which </text:span></text:p>
            <text:p text:style-name="P2"><text:span text:style-name="T8">provid</text:span><text:span text:style-name="T8">es </text:span><text:span text:style-name="T8">certifi</text:span><text:span text:style-name="T8">cation </text:span><text:span text:style-name="T8">on </text:span><text:span text:style-name="T8">400 </text:span><text:span text:style-name="T8">hours </text:span><text:span text:style-name="T8">of </text:span><text:span text:style-name="T8">front-</text:span><text:span text:style-name="T8">end </text:span><text:span text:style-name="T8">codin</text:span><text:span text:style-name="T8">g)</text:span></text:p>
          </draw:text-box>
        </draw:frame>
        <draw:frame draw:style-name="gr64" draw:text-style-name="P10" draw:layer="layout" svg:width="0.417cm" svg:height="0.424cm" svg:x="7.673cm" svg:y="25.655cm">
          <draw:text-box>
            <text:p text:style-name="P2"><text:span text:style-name="T8">[2]</text:span></text:p>
          </draw:text-box>
        </draw:frame>
        <draw:frame draw:style-name="gr66" draw:text-style-name="P10" draw:layer="layout" svg:width="5.014cm" svg:height="0.424cm" svg:x="8.263cm" svg:y="25.655cm">
          <draw:text-box>
            <text:p text:style-name="P2"><text:span text:style-name="T8">Seed </text:span><text:span text:style-name="T8">IT </text:span><text:span text:style-name="T8">IDOL </text:span><text:span text:style-name="T8">Finali</text:span><text:span text:style-name="T8">st </text:span><text:span text:style-name="T8">Certi</text:span><text:span text:style-name="T8">ficate.</text:span></text:p>
          </draw:text-box>
        </draw:frame>
        <draw:frame draw:style-name="gr67" draw:text-style-name="P10" draw:layer="layout" svg:width="1.382cm" svg:height="0.424cm" svg:x="1.3cm" svg:y="11.376cm">
          <draw:text-box>
            <text:p text:style-name="P2"><text:span text:style-name="T8">Github://</text:span></text:p>
          </draw:text-box>
        </draw:frame>
        <draw:frame draw:style-name="gr20" draw:text-style-name="P9" draw:layer="layout" svg:width="2.775cm" svg:height="0.412cm" svg:x="2.793cm" svg:y="11.401cm">
          <draw:text-box>
            <text:p text:style-name="P2"><text:span text:style-name="T9">deadcod</text:span><text:span text:style-name="T9">er0904</text:span></text:p>
          </draw:text-box>
        </draw:frame>
        <draw:frame draw:style-name="gr68" draw:text-style-name="P9" draw:layer="layout" svg:width="3.634cm" svg:height="0.424cm" svg:x="1.265cm" svg:y="16.503cm">
          <draw:text-box>
            <text:p text:style-name="P2"><text:span text:style-name="T8">Struct</text:span><text:span text:style-name="T8">ural </text:span><text:span text:style-name="T8">Progr</text:span><text:span text:style-name="T8">ammi</text:span><text:span text:style-name="T8">ng</text:span></text:p>
          </draw:text-box>
        </draw:frame>
        <draw:frame draw:style-name="gr69" draw:text-style-name="P9" draw:layer="layout" svg:width="5.065cm" svg:height="0.424cm" svg:x="1.264cm" svg:y="22.564cm">
          <draw:text-box>
            <text:p text:style-name="P2"><text:span text:style-name="T8">HTM</text:span><text:span text:style-name="T8">L • </text:span><text:span text:style-name="T8">ES6 </text:span><text:span text:style-name="T8">or </text:span><text:span text:style-name="T8">ES7 • </text:span><text:span text:style-name="T8">Mark</text:span><text:span text:style-name="T8">down</text:span></text:p>
          </draw:text-box>
        </draw:frame>
        <draw:frame draw:style-name="gr39" draw:text-style-name="P9" draw:layer="layout" svg:width="2.898cm" svg:height="0.412cm" svg:x="1.25cm" svg:y="25.206cm">
          <draw:text-box>
            <text:p text:style-name="P2"><text:span text:style-name="T7">Begi</text:span><text:span text:style-name="T7">nner:</text:span></text:p>
          </draw:text-box>
        </draw:frame>
        <draw:frame draw:style-name="gr40" draw:text-style-name="P9" draw:layer="layout" svg:width="5.154cm" svg:height="0.424cm" svg:x="1.25cm" svg:y="25.607cm">
          <draw:text-box>
            <text:p text:style-name="P2"><text:span text:style-name="T8">C++ </text:span><text:span text:style-name="T8">• </text:span><text:span text:style-name="T8">Pytho</text:span><text:span text:style-name="T8">n </text:span></text:p>
          </draw:text-box>
        </draw:frame>
        <draw:frame draw:style-name="gr70" draw:text-style-name="P10" draw:layer="layout" svg:width="13.837cm" svg:height="1.332cm" svg:x="7.676cm" svg:y="9.868cm">
          <draw:text-box>
            <text:p text:style-name="P2"><text:span text:style-name="T7">Provides a REST API, </text:span><text:span text:style-name="T7">uses MongoDB with </text:span><text:span text:style-name="T7">Mongoose &amp; many </text:span><text:span text:style-name="T7">other helper npm</text:span></text:p>
            <text:p text:style-name="P2"><text:span text:style-name="T7">packages. It replicates </text:span><text:span text:style-name="T7">the heart of Facebook </text:span><text:span text:style-name="T7">&amp; Twitter combined </text:span><text:span text:style-name="T7">into a single </text:span></text:p>
            <text:p text:style-name="P2"><text:span text:style-name="T7">application.</text:span></text:p>
          </draw:text-box>
        </draw:frame>
        <draw:frame draw:style-name="gr71" draw:text-style-name="P11" draw:layer="layout" svg:width="3.507cm" svg:height="0.509cm" svg:x="7.673cm" svg:y="15.282cm">
          <draw:text-box>
            <text:p text:style-name="P2"><text:span text:style-name="T5">EM</text:span><text:span text:style-name="T5">AIL </text:span><text:span text:style-name="T5">VIA </text:span><text:span text:style-name="T5">GM</text:span><text:span text:style-name="T5">AIL</text:span></text:p>
          </draw:text-box>
        </draw:frame>
        <draw:frame draw:style-name="gr72" draw:text-style-name="P9" draw:layer="layout" svg:width="13.32cm" svg:height="0.823cm" svg:x="7.695cm" svg:y="15.793cm">
          <draw:text-box>
            <text:p text:style-name="P2"><text:span text:style-name="T7">Send</text:span><text:span text:style-name="T7">s </text:span><text:span text:style-name="T7">emai</text:span><text:span text:style-name="T7">l via </text:span><text:span text:style-name="T7">gmai</text:span><text:span text:style-name="T7">l </text:span><text:span text:style-name="T7">with</text:span><text:span text:style-name="T7">out </text:span><text:span text:style-name="T7">auth</text:span><text:span text:style-name="T7">oriza</text:span><text:span text:style-name="T7">tion </text:span><text:span text:style-name="T7">&amp; </text:span><text:span text:style-name="T7">auth</text:span><text:span text:style-name="T7">entic</text:span><text:span text:style-name="T7">ation</text:span><text:span text:style-name="T7">. </text:span><text:span text:style-name="T7">Usef</text:span><text:span text:style-name="T7">ul </text:span><text:span text:style-name="T7">whe</text:span><text:span text:style-name="T7">n </text:span></text:p>
            <text:p text:style-name="P2"><text:span text:style-name="T7">webs</text:span><text:span text:style-name="T7">ites </text:span><text:span text:style-name="T7">want </text:span><text:span text:style-name="T7">to </text:span><text:span text:style-name="T7">subs</text:span><text:span text:style-name="T7">cribe </text:span><text:span text:style-name="T7">their </text:span><text:span text:style-name="T7">user</text:span><text:span text:style-name="T7">s to </text:span><text:span text:style-name="T7">their </text:span><text:span text:style-name="T7">maili</text:span><text:span text:style-name="T7">ng </text:span><text:span text:style-name="T7">list.</text:span></text:p>
          </draw:text-box>
        </draw:frame>
        <draw:frame draw:style-name="gr73" draw:text-style-name="P9" draw:layer="layout" svg:width="13.599cm" svg:height="1.234cm" svg:x="7.7cm" svg:y="20.894cm">
          <draw:text-box>
            <text:p text:style-name="P2"><text:span text:style-name="T7">To </text:span><text:span text:style-name="T7">succ</text:span><text:span text:style-name="T7">eed </text:span><text:span text:style-name="T7">in an </text:span><text:span text:style-name="T7">envir</text:span><text:span text:style-name="T7">onm</text:span><text:span text:style-name="T7">ent </text:span><text:span text:style-name="T7">of </text:span><text:span text:style-name="T7">grow</text:span><text:span text:style-name="T7">th </text:span><text:span text:style-name="T7">and </text:span><text:span text:style-name="T7">exce</text:span><text:span text:style-name="T7">llenc</text:span><text:span text:style-name="T7">e </text:span><text:span text:style-name="T7">and </text:span><text:span text:style-name="T7">earn </text:span><text:span text:style-name="T7">a job </text:span><text:span text:style-name="T7">whic</text:span><text:span text:style-name="T7">h</text:span></text:p>
            <text:p text:style-name="P2"><text:span text:style-name="T7">provi</text:span><text:span text:style-name="T7">de </text:span><text:span text:style-name="T7">me a </text:span><text:span text:style-name="T7">job </text:span><text:span text:style-name="T7">satis</text:span><text:span text:style-name="T7">facti</text:span><text:span text:style-name="T7">on </text:span><text:span text:style-name="T7">and </text:span><text:span text:style-name="T7">self </text:span><text:span text:style-name="T7">deve</text:span><text:span text:style-name="T7">lopm</text:span><text:span text:style-name="T7">ent </text:span><text:span text:style-name="T7">and </text:span><text:span text:style-name="T7">help </text:span><text:span text:style-name="T7">me </text:span><text:span text:style-name="T7">achi</text:span><text:span text:style-name="T7">eve </text:span></text:p>
            <text:p text:style-name="P2"><text:span text:style-name="T7">pers</text:span><text:span text:style-name="T7">onal </text:span><text:span text:style-name="T7">as </text:span><text:span text:style-name="T7">well </text:span><text:span text:style-name="T7">as </text:span><text:span text:style-name="T7">orga</text:span><text:span text:style-name="T7">nizat</text:span><text:span text:style-name="T7">ional </text:span><text:span text:style-name="T7">goal</text:span><text:span text:style-name="T7">s.</text:span></text:p>
          </draw:text-box>
        </draw:frame>
        <draw:frame draw:style-name="gr74" draw:text-style-name="P6" draw:layer="layout" svg:width="5.493cm" svg:height="0.675cm" svg:x="7.674cm" svg:y="20.134cm">
          <draw:text-box>
            <text:p text:style-name="P2"><text:span text:style-name="T4">CA</text:span><text:span text:style-name="T4">RE</text:span><text:span text:style-name="T4">ER </text:span><text:span text:style-name="T4">OB</text:span><text:span text:style-name="T4">JEC</text:span><text:span text:style-name="T4">TIV</text:span><text:span text:style-name="T4">ES</text:span></text:p>
          </draw:text-box>
        </draw:frame>
        <draw:frame draw:style-name="gr56" draw:text-style-name="P6" draw:layer="layout" svg:width="2.381cm" svg:height="0.675cm" svg:x="7.674cm" svg:y="22.234cm">
          <draw:text-box>
            <text:p text:style-name="P2"><text:span text:style-name="T4">AW</text:span><text:span text:style-name="T4">AR</text:span><text:span text:style-name="T4">DS</text:span></text:p>
          </draw:text-box>
        </draw:frame>
        <draw:frame draw:style-name="gr75" draw:text-style-name="P6" draw:layer="layout" svg:width="3.406cm" svg:height="0.675cm" svg:x="7.675cm" svg:y="18.535cm">
          <draw:text-box>
            <text:p text:style-name="P2"><text:span text:style-name="T4">US</text:span><text:span text:style-name="T4">ED </text:span><text:span text:style-name="T4">TO</text:span><text:span text:style-name="T4">OL</text:span><text:span text:style-name="T4">S</text:span></text:p>
          </draw:text-box>
        </draw:frame>
        <draw:frame draw:style-name="gr76" draw:text-style-name="P9" draw:layer="layout" svg:width="13.007cm" svg:height="0.823cm" svg:x="7.7cm" svg:y="19.194cm">
          <draw:text-box>
            <text:p text:style-name="P2"><text:span text:style-name="T7">Brac</text:span><text:span text:style-name="T7">kets, </text:span><text:span text:style-name="T7">Subli</text:span><text:span text:style-name="T7">me, </text:span><text:span text:style-name="T7">Ato</text:span><text:span text:style-name="T7">m &amp; </text:span><text:span text:style-name="T7">Jetbr</text:span><text:span text:style-name="T7">ains </text:span><text:span text:style-name="T7">IDE’s </text:span><text:span text:style-name="T7">to </text:span><text:span text:style-name="T7">write </text:span><text:span text:style-name="T7">any </text:span><text:span text:style-name="T7">progr</text:span><text:span text:style-name="T7">ams/</text:span><text:span text:style-name="T7">proje</text:span><text:span text:style-name="T7">cts.</text:span></text:p>
            <text:p text:style-name="P2"><text:span text:style-name="T7">Profi</text:span><text:span text:style-name="T7">cient </text:span><text:span text:style-name="T7">in </text:span><text:span text:style-name="T7">usin</text:span><text:span text:style-name="T7">g </text:span><text:span text:style-name="T7">Ubun</text:span><text:span text:style-name="T7">tu, </text:span><text:span text:style-name="T7">Wind</text:span><text:span text:style-name="T7">ows </text:span><text:span text:style-name="T7">&amp; </text:span><text:span text:style-name="T7">Mac </text:span><text:span text:style-name="T7">OS.</text:span></text:p>
          </draw:text-box>
        </draw:frame>
        <draw:frame draw:style-name="gr77" draw:text-style-name="P11" draw:layer="layout" svg:width="3.327cm" svg:height="0.509cm" svg:x="7.674cm" svg:y="16.783cm">
          <draw:text-box>
            <text:p text:style-name="P2"><text:span text:style-name="T5">&amp; </text:span><text:span text:style-name="T5">MA</text:span><text:span text:style-name="T5">NY </text:span><text:span text:style-name="T5">MO</text:span><text:span text:style-name="T5">RE</text:span></text:p>
          </draw:text-box>
        </draw:frame>
        <draw:frame draw:style-name="gr78" draw:text-style-name="P9" draw:layer="layout" svg:width="13.142cm" svg:height="0.823cm" svg:x="7.7cm" svg:y="17.394cm">
          <draw:text-box>
            <text:p text:style-name="P2"><text:span text:style-name="T7">Som</text:span><text:span text:style-name="T7">e of </text:span><text:span text:style-name="T7">the </text:span><text:span text:style-name="T7">proje</text:span><text:span text:style-name="T7">cts </text:span><text:span text:style-name="T7">are </text:span><text:span text:style-name="T7">close</text:span><text:span text:style-name="T7">d </text:span><text:span text:style-name="T7">sour</text:span><text:span text:style-name="T7">ce </text:span><text:span text:style-name="T7">but </text:span><text:span text:style-name="T7">man</text:span><text:span text:style-name="T7">y are </text:span><text:span text:style-name="T7">open </text:span><text:span text:style-name="T7">sour</text:span><text:span text:style-name="T7">ced. </text:span><text:span text:style-name="T7">All</text:span></text:p>
            <text:p text:style-name="P2"><text:span text:style-name="T7">my </text:span><text:span text:style-name="T7">open </text:span><text:span text:style-name="T7">sour</text:span><text:span text:style-name="T7">ce </text:span><text:span text:style-name="T7">proje</text:span><text:span text:style-name="T7">cts </text:span><text:span text:style-name="T7">are </text:span><text:span text:style-name="T7">on </text:span><text:span text:style-name="T7">Gith</text:span><text:span text:style-name="T7">ub &amp; </text:span><text:span text:style-name="T7">dem</text:span><text:span text:style-name="T7">os </text:span><text:span text:style-name="T7">on </text:span><text:span text:style-name="T7">Code</text:span><text:span text:style-name="T7">pen </text:span><text:span text:style-name="T7">or </text:span><text:span text:style-name="T7">Hero</text:span><text:span text:style-name="T7">ku.</text:span></text:p>
          </draw:text-box>
        </draw:frame>
        <draw:frame draw:style-name="gr64" draw:text-style-name="P10" draw:layer="layout" svg:width="0.417cm" svg:height="0.424cm" svg:x="7.674cm" svg:y="26.255cm">
          <draw:text-box>
            <text:p text:style-name="P2"><text:span text:style-name="T8">[3]</text:span></text:p>
          </draw:text-box>
        </draw:frame>
        <draw:frame draw:style-name="gr79" draw:text-style-name="P10" draw:layer="layout" svg:width="5.895cm" svg:height="0.424cm" svg:x="8.268cm" svg:y="26.255cm">
          <draw:text-box>
            <text:p text:style-name="P2"><text:span text:style-name="T8">Intra </text:span><text:span text:style-name="T8">Colleg</text:span><text:span text:style-name="T8">e </text:span><text:span text:style-name="T8">Comp</text:span><text:span text:style-name="T8">etitio</text:span><text:span text:style-name="T8">n </text:span><text:span text:style-name="T8">Certi</text:span><text:span text:style-name="T8">ficate</text:span><text:span text:style-name="T8">s.</text:span></text:p>
          </draw:text-box>
        </draw:frame>
        <draw:frame draw:style-name="gr14" draw:text-style-name="P10" draw:layer="layout" svg:width="2.088cm" svg:height="0.412cm" svg:x="3.5cm" svg:y="6.188cm">
          <draw:text-box>
            <text:p text:style-name="P2"><text:span text:style-name="T7">Sem2: 8.39</text:span></text:p>
          </draw:text-box>
        </draw:frame>
        <draw:frame draw:style-name="gr14" draw:text-style-name="P10" draw:layer="layout" svg:width="2.088cm" svg:height="0.412cm" svg:x="1.3cm" svg:y="6.588cm">
          <draw:text-box>
            <text:p text:style-name="P2"><text:span text:style-name="T7">Se</text:span><text:span text:style-name="T7">m3: </text:span><text:span text:style-name="T7">9.2</text:span><text:span text:style-name="T7">9</text:span></text:p>
          </draw:text-box>
        </draw:frame>
        <draw:frame draw:style-name="gr14" draw:text-style-name="P10" draw:layer="layout" svg:width="2.088cm" svg:height="0.412cm" svg:x="3.5cm" svg:y="6.588cm">
          <draw:text-box>
            <text:p text:style-name="P2"><text:span text:style-name="T7">Sem4: 9.29</text:span></text:p>
          </draw:text-box>
        </draw:frame>
        <draw:frame draw:style-name="gr14" draw:text-style-name="P10" draw:layer="layout" svg:width="2.088cm" svg:height="0.412cm" svg:x="1.3cm" svg:y="6.988cm">
          <draw:text-box>
            <text:p text:style-name="P2"><text:span text:style-name="T7">Sem5: 8.08</text:span></text:p>
          </draw:text-box>
        </draw:frame>
        <draw:frame draw:style-name="gr14" draw:text-style-name="P10" draw:layer="layout" svg:width="2.088cm" svg:height="0.412cm" svg:x="3.5cm" svg:y="6.988cm">
          <draw:text-box>
            <text:p text:style-name="P2"><text:span text:style-name="T7">Sem6: 8.3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1" svg:font-family="Lato"/>
    <style:font-face style:name="LatoHairline1" svg:font-family="LatoHairline"/>
    <style:font-face style:name="Latoular1" svg:font-family="Latoular"/>
    <style:font-face style:name="RalewayExtraLightIdentityH1" svg:font-family="RalewayExtraLightIdentityH"/>
    <style:font-face style:name="RalewayMediumIdentityH1" svg:font-family="RalewayMediumIdentityH"/>
    <style:font-face style:name="DejaVu Sans1" svg:font-family="'DejaVu Sans'" style:font-pitch="variable"/>
    <style:font-face style:name="Lato" svg:font-family="Lato" style:font-pitch="variable"/>
    <style:font-face style:name="LatoHairline" svg:font-family="LatoHairline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RalewayExtraLightIdentityH" svg:font-family="RalewayExtraLightIdentityH" style:font-pitch="variable"/>
    <style:font-face style:name="RalewayMediumIdentityH" svg:font-family="RalewayMediumIdentity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31T16:50:27.641216323</dc:date>
    <meta:editing-duration>PT7H5M31S</meta:editing-duration>
    <meta:editing-cycles>14</meta:editing-cycles>
    <meta:generator>LibreOffice/5.1.4.2$Linux_X86_64 LibreOffice_project/10m0$Build-2</meta:generator>
    <meta:document-statistic meta:object-count="94"/>
  </office:meta>
</office:document-meta>
</file>